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style:font-size-asian="22pt" style:font-size-complex="22pt"/>
    </style:style>
    <style:style style:name="T3" style:family="text">
      <style:text-properties fo:font-size="32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48pt" style:font-size-asian="20pt" style:font-size-complex="20pt"/>
    </style:style>
    <style:style style:name="T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U-Boot’s<text:line-break/>UEFI Sub-System</text:p>
          </draw:text-box>
        </draw:frame>
        <draw:frame presentation:style-name="pr1" draw:text-style-name="P1" draw:layer="layout" svg:width="29.972cm" svg:height="4.306cm" svg:x="1.536cm" svg:y="14.49cm" presentation:class="subtitle" presentation:user-transformed="true">
          <draw:text-box>
            <text:p text:style-name="P1"><text:span text:style-name="T1">2019-08-24, Heinrich Schuchard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arge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upport subset of UEFI specification</text:p>
              </text:list-item>
              <text:list-item>
                <text:p>Required elements according to </text:p>
                <text:list>
                  <text:list-item>
                    <text:p>UEFI 2.8, chapter 2.6</text:p>
                  </text:list-item>
                  <text:list-item>
                    <text:p>Embedded Base Boot Requirements (EBBR)</text:p>
                  </text:list-item>
                </text:list>
              </text:list-item>
            </text:list>
            <text:p/>
            <text:p><text:span text:style-name="T2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hievements in Last Yea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issing boot services added</text:p>
              </text:list-item>
              <text:list-item>
                <text:p>Major improvements in SCT compliance<text:line-break/><text:span text:style-name="T2"><text:a xlink:href="https://github.com/U-Boot-EFI/u-boot-sct-results" xlink:type="simple">https://github.com/U-Boot-EFI/u-boot-sct-results</text:a></text:span></text:p>
              </text:list-item>
              <text:list-item>
                <text:p text:style-name="P4"><text:span text:style-name="T3">Runs EFI shell on ARM, i386, amd64</text:span></text:p>
              </text:list-item>
              <text:list-item>
                <text:p><text:span text:style-name="T3">Runs SCT on ARM, i386 (not yet on amd64)</text:span></text:p>
              </text:list-item>
            </text:list>
            <text:p/>
            <text:p><text:span text:style-name="T2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Usage in Distribu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Fedora, Suse use GRUB EFI by default to boot from U-Boot to Linux</text:span></text:p>
              </text:list-item>
              <text:list-item>
                <text:p>OpenBSD relies on U-Boot UEFI for booting.</text:p>
              </text:list-item>
              <text:list-item>
                <text:p>The Debian installer sets up GRUB EFI if started via UEFI. Manual setup is needed to get DTB updates.</text:p>
              </text:list-item>
            </text:list>
            <text:p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dora Wiki <text:span text:style-name="T5">(2018-07-03)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've supported uEFI on aarch64 as the only way of booting Fedora supporting both Tianocore, proprietary uEFI implementations and since Fedora 27 we've supported uEFI via u-boot too.</text:p>
              </text:list-item>
              <text:list-item>
                <text:p>The uEFI provided by u-boot is now stable enough that we can now move ARMv7 to this method too allowing us to move ARMv7 to grub2-efi and have a single standard booth path/stack for both ARMv7 and aarch64.</text:p>
              </text:list-item>
            </text:list>
            <text:p/>
            <text:p><text:span text:style-name="T2"><text:a xlink:href="https://fedoraproject.org/wiki/Changes/uEFIforARMv7" xlink:type="simple">https://fedoraproject.org/wiki/Changes/uEFIforARMv7</text:a>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EDKII SCT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ousands of tests</text:p>
              </text:list-item>
              <text:list-item>
                <text:p>Test both conformance and functionality</text:p>
              </text:list-item>
              <text:list-item>
                <text:p>Helped to highlight deficiencies in U-Boot’s UEFI implementation</text:p>
              </text:list-item>
              <text:list-item>
                <text:p>U-Boot development showed several SCT bugs<text:line-break/><text:span text:style-name="T6"><text:a xlink:href="https://bugzilla.tianocore.org/buglist.cgi?quicksearch=Schuchardt" xlink:type="simple">https://bugzilla.tianocore.org/buglist.cgi?quicksearch=Schuchardt</text:a></text:span></text:p>
              </text:list-item>
            </text:list>
            <text:p><text:span text:style-name="T2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DO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x remaining SCT compliance issues</text:p>
              </text:list-item>
              <text:list-item>
                <text:p>Support for variables at runtime</text:p>
              </text:list-item>
              <text:list-item>
                <text:p>Secure UEFI boot</text:p>
              </text:list-item>
              <text:list-item>
                <text:p>Integration with U-Boot’s driver model.<text:line-break/>Requires completion of U-Boot’s conversion to DM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19:09:23.721126688</meta:creation-date>
    <meta:editing-duration>PT4M6S</meta:editing-duration>
    <meta:editing-cycles>2</meta:editing-cycles>
    <meta:generator>LibreOffice/6.1.5.2$Linux_X86_64 LibreOffice_project/10$Build-2</meta:generator>
    <dc:title>Vivid</dc:title>
    <dc:date>2019-08-24T20:05:32.294216692</dc:date>
    <meta:document-statistic meta:object-count="68"/>
  </office:meta>
</office:document-meta>
</file>